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55673" officeooo:paragraph-rsid="00255673"/>
    </style:style>
    <style:style style:name="P2" style:family="paragraph" style:parent-style-name="Standard">
      <style:paragraph-properties fo:text-align="center" style:justify-single-word="false"/>
      <style:text-properties officeooo:rsid="003ff3f3" officeooo:paragraph-rsid="003ff3f3"/>
    </style:style>
    <style:style style:name="P3" style:family="paragraph" style:parent-style-name="Standard">
      <style:paragraph-properties fo:text-align="center" style:justify-single-word="false"/>
      <style:text-properties officeooo:rsid="003ff3f3" officeooo:paragraph-rsid="00479470"/>
    </style:style>
    <style:style style:name="P4" style:family="paragraph" style:parent-style-name="Standard">
      <style:text-properties officeooo:rsid="00403787" officeooo:paragraph-rsid="00255673"/>
    </style:style>
    <style:style style:name="P5" style:family="paragraph" style:parent-style-name="Standard">
      <style:paragraph-properties fo:text-align="center" style:justify-single-word="false"/>
      <style:text-properties officeooo:rsid="00479470" officeooo:paragraph-rsid="00479470"/>
    </style:style>
    <style:style style:name="P6" style:family="paragraph" style:parent-style-name="Standard">
      <style:text-properties fo:font-weight="bold" officeooo:rsid="00255673" officeooo:paragraph-rsid="00422839" style:font-weight-asian="bold" style:font-weight-complex="bold"/>
    </style:style>
    <style:style style:name="P7" style:family="paragraph" style:parent-style-name="Standard">
      <style:paragraph-properties fo:break-before="page"/>
      <style:text-properties fo:font-weight="bold" officeooo:rsid="00422839" officeooo:paragraph-rsid="00422839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55673" officeooo:paragraph-rsid="0117b30c" style:font-weight-asian="bold" style:font-weight-complex="bold"/>
    </style:style>
    <style:style style:name="P9" style:family="paragraph" style:parent-style-name="Standard">
      <style:text-properties fo:font-weight="bold" officeooo:rsid="0133192a" officeooo:paragraph-rsid="0133192a" style:font-weight-asian="bold" style:font-weight-complex="bold"/>
    </style:style>
    <style:style style:name="P10" style:family="paragraph" style:parent-style-name="Standard">
      <style:text-properties fo:font-weight="bold" officeooo:rsid="014ac7e4" officeooo:paragraph-rsid="014ac7e4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rsid="011b7f32" officeooo:paragraph-rsid="011b7f32"/>
    </style:style>
    <style:style style:name="P12" style:family="paragraph" style:parent-style-name="Standard">
      <style:text-properties fo:font-weight="normal" officeooo:rsid="00255673" officeooo:paragraph-rsid="00422839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11be72d" officeooo:paragraph-rsid="01612ea5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91e9a" officeooo:paragraph-rsid="005d4b8c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1209e33" officeooo:paragraph-rsid="01209e33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122f3ae" officeooo:paragraph-rsid="012df3ac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officeooo:rsid="0136fb49" officeooo:paragraph-rsid="0136fb49"/>
    </style:style>
    <style:style style:name="P18" style:family="paragraph" style:parent-style-name="Standard">
      <style:paragraph-properties fo:text-align="justify" style:justify-single-word="false"/>
      <style:text-properties officeooo:rsid="01422238" officeooo:paragraph-rsid="0144b1d2"/>
    </style:style>
    <style:style style:name="P19" style:family="paragraph" style:parent-style-name="Standard">
      <style:paragraph-properties fo:text-align="justify" style:justify-single-word="false"/>
      <style:text-properties officeooo:rsid="014d2393" officeooo:paragraph-rsid="014d2393"/>
    </style:style>
    <style:style style:name="P20" style:family="paragraph" style:parent-style-name="Standard">
      <style:paragraph-properties fo:text-align="justify" style:justify-single-word="false"/>
      <style:text-properties officeooo:rsid="01541d84" officeooo:paragraph-rsid="01577829"/>
    </style:style>
    <style:style style:name="P21" style:family="paragraph" style:parent-style-name="Standard">
      <style:paragraph-properties fo:text-align="justify" style:justify-single-word="false"/>
      <style:text-properties officeooo:rsid="01643282" officeooo:paragraph-rsid="0169139e"/>
    </style:style>
    <style:style style:name="T1" style:family="text">
      <style:text-properties officeooo:rsid="010d41a5"/>
    </style:style>
    <style:style style:name="T2" style:family="text">
      <style:text-properties officeooo:rsid="0115213a"/>
    </style:style>
    <style:style style:name="T3" style:family="text">
      <style:text-properties officeooo:rsid="0119b679"/>
    </style:style>
    <style:style style:name="T4" style:family="text">
      <style:text-properties officeooo:rsid="011a8e2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124da8a" style:font-weight-asian="normal" style:font-weight-complex="normal"/>
    </style:style>
    <style:style style:name="T7" style:family="text">
      <style:text-properties fo:font-weight="normal" officeooo:rsid="0144bfb0" style:font-weight-asian="normal" style:font-weight-complex="normal"/>
    </style:style>
    <style:style style:name="T8" style:family="text">
      <style:text-properties fo:font-weight="normal" officeooo:rsid="0146343c" style:font-weight-asian="normal" style:font-weight-complex="normal"/>
    </style:style>
    <style:style style:name="T9" style:family="text">
      <style:text-properties fo:font-weight="normal" officeooo:rsid="0146accb" style:font-weight-asian="normal" style:font-weight-complex="normal"/>
    </style:style>
    <style:style style:name="T10" style:family="text">
      <style:text-properties fo:font-weight="normal" officeooo:rsid="0146df74" style:font-weight-asian="normal" style:font-weight-complex="normal"/>
    </style:style>
    <style:style style:name="T11" style:family="text">
      <style:text-properties fo:font-weight="normal" officeooo:rsid="01478f3c" style:font-weight-asian="normal" style:font-weight-complex="normal"/>
    </style:style>
    <style:style style:name="T12" style:family="text">
      <style:text-properties fo:font-weight="normal" officeooo:rsid="014885fc" style:font-weight-asian="normal" style:font-weight-complex="normal"/>
    </style:style>
    <style:style style:name="T13" style:family="text">
      <style:text-properties fo:font-weight="normal" officeooo:rsid="0148c4c2" style:font-weight-asian="normal" style:font-weight-complex="normal"/>
    </style:style>
    <style:style style:name="T14" style:family="text">
      <style:text-properties fo:font-weight="normal" officeooo:rsid="014986a4" style:font-weight-asian="normal" style:font-weight-complex="normal"/>
    </style:style>
    <style:style style:name="T15" style:family="text">
      <style:text-properties fo:font-weight="normal" officeooo:rsid="014db502" style:font-weight-asian="normal" style:font-weight-complex="normal"/>
    </style:style>
    <style:style style:name="T16" style:family="text">
      <style:text-properties fo:font-weight="normal" officeooo:rsid="014dcae0" style:font-weight-asian="normal" style:font-weight-complex="normal"/>
    </style:style>
    <style:style style:name="T17" style:family="text">
      <style:text-properties fo:font-weight="normal" officeooo:rsid="014e91ac" style:font-weight-asian="normal" style:font-weight-complex="normal"/>
    </style:style>
    <style:style style:name="T18" style:family="text">
      <style:text-properties fo:font-weight="normal" officeooo:rsid="014e9fa3" style:font-weight-asian="normal" style:font-weight-complex="normal"/>
    </style:style>
    <style:style style:name="T19" style:family="text">
      <style:text-properties fo:font-weight="normal" officeooo:rsid="014f5e11" style:font-weight-asian="normal" style:font-weight-complex="normal"/>
    </style:style>
    <style:style style:name="T20" style:family="text">
      <style:text-properties fo:font-weight="normal" officeooo:rsid="01502205" style:font-weight-asian="normal" style:font-weight-complex="normal"/>
    </style:style>
    <style:style style:name="T21" style:family="text">
      <style:text-properties fo:font-weight="normal" officeooo:rsid="01502981" style:font-weight-asian="normal" style:font-weight-complex="normal"/>
    </style:style>
    <style:style style:name="T22" style:family="text">
      <style:text-properties fo:font-weight="normal" officeooo:rsid="0151e2c2" style:font-weight-asian="normal" style:font-weight-complex="normal"/>
    </style:style>
    <style:style style:name="T23" style:family="text">
      <style:text-properties fo:font-weight="normal" officeooo:rsid="0155ef75" style:font-weight-asian="normal" style:font-weight-complex="normal"/>
    </style:style>
    <style:style style:name="T24" style:family="text">
      <style:text-properties fo:font-weight="normal" officeooo:rsid="01585109" style:font-weight-asian="normal" style:font-weight-complex="normal"/>
    </style:style>
    <style:style style:name="T25" style:family="text">
      <style:text-properties fo:font-weight="normal" officeooo:rsid="0159bf38" style:font-weight-asian="normal" style:font-weight-complex="normal"/>
    </style:style>
    <style:style style:name="T26" style:family="text">
      <style:text-properties fo:font-weight="normal" officeooo:rsid="015b94da" style:font-weight-asian="normal" style:font-weight-complex="normal"/>
    </style:style>
    <style:style style:name="T27" style:family="text">
      <style:text-properties fo:font-weight="normal" officeooo:rsid="015c0c8d" style:font-weight-asian="normal" style:font-weight-complex="normal"/>
    </style:style>
    <style:style style:name="T28" style:family="text">
      <style:text-properties fo:font-weight="normal" officeooo:rsid="01628c5d" style:font-weight-asian="normal" style:font-weight-complex="normal"/>
    </style:style>
    <style:style style:name="T29" style:family="text">
      <style:text-properties fo:font-weight="normal" officeooo:rsid="01634c85" style:font-weight-asian="normal" style:font-weight-complex="normal"/>
    </style:style>
    <style:style style:name="T30" style:family="text">
      <style:text-properties fo:font-weight="normal" officeooo:rsid="016a8c82" style:font-weight-asian="normal" style:font-weight-complex="normal"/>
    </style:style>
    <style:style style:name="T31" style:family="text">
      <style:text-properties officeooo:rsid="011c24ac"/>
    </style:style>
    <style:style style:name="T32" style:family="text">
      <style:text-properties officeooo:rsid="0124da8a"/>
    </style:style>
    <style:style style:name="T33" style:family="text">
      <style:text-properties officeooo:rsid="0134087f"/>
    </style:style>
    <style:style style:name="T34" style:family="text">
      <style:text-properties officeooo:rsid="0137c3e7"/>
    </style:style>
    <style:style style:name="T35" style:family="text">
      <style:text-properties officeooo:rsid="01384fd3"/>
    </style:style>
    <style:style style:name="T36" style:family="text">
      <style:text-properties officeooo:rsid="0140a413"/>
    </style:style>
    <style:style style:name="T37" style:family="text">
      <style:text-properties officeooo:rsid="01431800"/>
    </style:style>
    <style:style style:name="T38" style:family="text">
      <style:text-properties officeooo:rsid="01647cf3"/>
    </style:style>
    <style:style style:name="T39" style:family="text">
      <style:text-properties officeooo:rsid="0165d673"/>
    </style:style>
    <style:style style:name="T40" style:family="text">
      <style:text-properties officeooo:rsid="0167c1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nertial <text:span text:style-name="T1">Measurement</text:span> Unit (IMU) <text:span text:style-name="T3">Core</text:span></text:p>
      <text:p text:style-name="P2"><text:span text:style-name="T3">Reference Manual</text:span></text:p>
      <text:p text:style-name="P2"/>
      <text:p text:style-name="P2">by</text:p>
      <text:p text:style-name="P2">Simeon Symeonidis</text:p>
      <text:p text:style-name="P2"/>
      <text:p text:style-name="P5"><text:span text:style-name="T2">11</text:span>/<text:span text:style-name="T2">13</text:span>/201<text:span text:style-name="T2">8</text:span></text:p>
      <text:p text:style-name="P5">revision <text:span text:style-name="T4">1.0</text:span></text:p>
      <text:p text:style-name="P3"/>
      <text:p text:style-name="P7">Overview</text:p>
      <text:p text:style-name="P6"/>
      <text:p text:style-name="P21">This reference manual <text:span text:style-name="T38">documents the</text:span> compile<text:span text:style-name="T40">r</text:span> options and application programming interface (API) <text:span text:style-name="T38">to facilitate </text:span>IMU core library <text:span text:style-name="T38">integration </text:span>into an embedded system or host application. <text:s/><text:span text:style-name="T39">For an easy to understand example, reference displayIMU/csv/csv_process.c. <text:s/>For an example on IMU calibration and instrumentation, review the displayIMU/display directory.</text:span></text:p>
      <text:p text:style-name="P11"/>
      <text:p text:style-name="P10">Compile<text:span text:style-name="T40">r</text:span> Options</text:p>
      <text:p text:style-name="P12"/>
      <text:p text:style-name="P13">displayIMU/setenv.sh defines environment variables <text:span text:style-name="T31">needed</text:span> <text:span text:style-name="T31">for</text:span> configur<text:span text:style-name="T31">ing</text:span> the displayIMU code base. <text:s/><text:span text:style-name="T31">One significant design consideration is to enable a multi-threaded environment. <text:s/>The allows for a low-latency, non-blocking sensor interface and a asynchronous application interface. <text:s/>Currently, only the pthreads library is supported. <text:s/>To enable, set IMU_USE_PTHREAD to be non-zero. <text:s/>If the software needs to be modified to support a different multi-threaded library, <text:s/>the mutex code in IMU_thrd needs to be update along with the thread creation/deletion code in IMU_engn, IMU_pnts, and IMU_calb. <text:s/>If multi-threaded support is enable, a sensor first-in, first-out (FIFO) buffer is required, especially given sensors operating a different frequencies. <text:s/>Queue size can be set using IMU_ENGN_QUEUE_SIZE. <text:s/>It is recommended to set this between 3 and 5. <text:s/>If there are questions regarding how on how to adjust it, one can check the return value of the IMU_engn_datum function to determine how deep the queue is at a specified time. <text:s/>If multi-threaded support is not enabled, this should be set to zero. <text:s/></text:span></text:p>
      <text:p text:style-name="P15"/>
      <text:p text:style-name="P16">The displayIMU project supports multiple instances, each containing their own configuration and state. <text:s/>The maximum number of instances can be set using IMU_MAX_INST. <text:s/>All memory <text:span text:style-name="T32">within the core is statically allocated: by keeping the max instance count to a minimum, one can save memory resources. <text:s/>IMU_TYPE is used to specify the sensor data type. <text:s/>The nominal type is a signed short int or int16_t, but their may be scenarios where high-precision, i.e. 32-bit data is available, or the data is normalized a priory, i.e. floating-point. <text:s/>Internally, sensor data is type-casted to 32-bit floating-point values, but there is opportunity to optimize certain software parts to fixed precision. <text:s text:c="2"/>IMU_CALB_SIZE specifies the maximum number of point for a user-initiated or factory calibration. <text:s/>For nominal conditions, the max number of points for a calibration should not exceed 12. <text:s/>There are IMU_pnts hooks to store points and calls to reach back into the buffer. <text:s/>Its depth can be adjusted via IMU_PNTS_SIZE. <text:s/>This logic has not been tested and its recommended to keep this set to 1.</text:span></text:p>
      <text:p text:style-name="P14"/>
      <text:p text:style-name="P9"><text:span text:style-name="T36">Core</text:span> <text:span text:style-name="T33">API</text:span></text:p>
      <text:p text:style-name="P8"/>
      <text:p text:style-name="P17">To initialize the IMU core, invoke IMU_engn_init(IMU_engn_type, uint16_t *id). <text:s/>The first parameter indicates which modules/subsystems are running. <text:s/>Use IMU_engn_calb_full to specify that IMU_core, IMU_rect, IMU_pnts, IMU_stat, and IMU_calb <text:span text:style-name="T35">is</text:span> enabled. <text:s/><text:span text:style-name="T34">A different IMU_engn_type should only be considered if there is limited processing resources or functions are being reproduced elsewhere. <text:s/>The <text:s text:c="2"/>function can be called several times, creating new IMU instances. <text:s/>Each instance will generate a unique instance handle (id). <text:s/>To configure the engine and its modules, use IMU_engn_load(uint16_t id, const char* filename, and IMU_engn_system). <text:s/>IMU_engn_system should be IMU_engn_self and if the json <text:s/>file configFileCore, configFileRect, configFilePnts, configFileStat, and configFileCalb parameters are set, will automatically read all configuration files. <text:s/>Last, IMU_engn_start() needs to be called to reset modules and enable the sensor FIFO. <text:s/></text:span></text:p>
      <text:p text:style-name="P17"/>
      <text:p text:style-name="P18">Sensor data is injected via IMU_engn_datum(uint16_t id, IMU_datum*) or IMU_engn_data3(uint16_t id, IMU_data3*). <text:s/>The IMU_datum <text:span text:style-name="T37">is for asynchronous data and IMU_data3 for synchronous data (see IMU_type.h for type definition). <text:s/>The time field, t, has a least significant bit (LSB) of 10us and the data </text:span><text:soft-page-break/><text:span text:style-name="T37">field(s) are the type specified by </text:span><text:span text:style-name="T6">IMU_TYPE. <text:s/></text:span><text:span text:style-name="T7"><text:s/></text:span><text:span text:style-name="T8">O</text:span><text:span text:style-name="T7">rientation and </text:span><text:span text:style-name="T8">translational acceleration estimates can be accessed through IMU_engn_getEstm(uint16_t id, </text:span><text:span text:style-name="T9">uint32_t</text:span><text:span text:style-name="T8"> t, </text:span><text:span text:style-name="T9">IMU_engn_estm*). <text:s/></text:span><text:span text:style-name="T10">The isTran, isRef, isAng fields determine which elements of the IMU_engn_estm structure gets populated. <text:s/></text:span><text:span text:style-name="T11">If a reference is enabled, i.e. isRef is non-zero, IMU_engn_setRef(uint16_t id, float *ref) can manually set the system orientation reference. <text:s/>Otherwise, </text:span><text:span text:style-name="T13">IMU_engn_setRefCur(uint16_t id) </text:span><text:span text:style-name="T14">can </text:span><text:span text:style-name="T13">set the reference </text:span><text:span text:style-name="T14">orientation </text:span><text:span text:style-name="T13">to th</text:span><text:span text:style-name="T12">e current </text:span><text:span text:style-name="T14">estimate</text:span><text:span text:style-name="T11">.</text:span></text:p>
      <text:p text:style-name="P18"><text:span text:style-name="T11"/></text:p>
      <text:p text:style-name="P20"><text:span text:style-name="T5">Calibration functions are available to populate IMU_rect correction configuration fields and IMU_core figure-of-merit </text:span><text:span text:style-name="T23">(FOM) </text:span><text:span text:style-name="T5">configuration fields. <text:s/>To </text:span><text:span text:style-name="T23">initiate a manual, fixed-point calibration, invoke the IMU_engn_calbStart(uint16_t id, IMU_calb_mode, void*). <text:s/></text:span><text:span text:style-name="T24">By default, the calibration coefficients will automatically be saved, but if </text:span><text:span text:style-name="T29">t</text:span><text:span text:style-name="T30">this</text:span><text:span text:style-name="T29"> is overwritten</text:span><text:span text:style-name="T24">, </text:span><text:span text:style-name="T29">call</text:span><text:span text:style-name="T24"> IMU_engn_calbSave(uint16_t id). <text:s/></text:span><text:span text:style-name="T25">To initiate a </text:span><text:span text:style-name="T26">calibration touch-up via continuously updated </text:span><text:span text:style-name="T30">stats</text:span><text:span text:style-name="T26"> use IMU_enng_calbStat(uint16_t id). <text:s/>If </text:span><text:span text:style-name="T29">accuracy</text:span><text:span text:style-name="T26"> does not improve after calibration, </text:span><text:span text:style-name="T27">IMU_engn_calbRevert(uint16_t id) can restore </text:span><text:span text:style-name="T30">it</text:span><text:span text:style-name="T27"> to the previous configuration state. <text:s/></text:span><text:span text:style-name="T28">To provide a </text:span><text:span text:style-name="T30">more complex </text:span><text:span text:style-name="T28">user interface and to generate hooks for factory calibration procedures, function and variable pointers are available to automatically call functions upon specified events. <text:s/></text:span><text:span text:style-name="T29">To specify a function handler when the line-of-sight (LOS) has been stable enough to create a point use IMU_engn_setStableFnc(uint16_t id, void (*fnc)(IMU_PNTS_FNC_ARG), void*). <text:s/>To specify a function handle when a stable point has transition to moving use IMU_engn_setBreakFnc (uint16_t id, void (*fnc)(IMU_PNTS_FNC_ARG), void*). <text:s/>To specify a function handler when all the points for a manual calibration has been collected call IMU_engn_setCalbFnc(uint16_t id, void (*fnc) (IMU_CALB_FNC_ARG), void*). <text:s/>If configurated for a <text:s/>multi-thread environment, these function will be called within their own threads, minimizing latency impact. <text:s/></text:span></text:p>
      <text:p text:style-name="P18"/>
      <text:p text:style-name="P19"><text:span text:style-name="T22">Finally, i</text:span><text:span text:style-name="T15">nstrumentation is available </text:span><text:span text:style-name="T17">for </text:span><text:span text:style-name="T16">debugging </text:span><text:span text:style-name="T18">and tooling</text:span><text:span text:style-name="T16">. <text:s/>If the IMU_engn isSensorStruct</text:span><text:span text:style-name="T5"> </text:span><text:span text:style-name="T16">config field </text:span><text:span text:style-name="T18">is set, </text:span><text:span text:style-name="T22">a copy of the lastest</text:span><text:span text:style-name="T18"> gyroscope, accelerometer, and magnetometer raw data, corrected data, filtered data, and figure-of-merit can be </text:span><text:span text:style-name="T22">read</text:span><text:span text:style-name="T18">. <text:s/>To get th</text:span><text:span text:style-name="T19">is</text:span><text:span text:style-name="T18"> handle, use IMU_engn_getSensor(uint16_t id, IMU_engn_sensor**). <text:s/></text:span><text:span text:style-name="T22">Having access to a</text:span><text:span text:style-name="T20"> <text:s/>module’</text:span><text:span text:style-name="T22">s</text:span><text:span text:style-name="T20"> state </text:span><text:span text:style-name="T21">can also be helpful. <text:s/>For example, IMU_stat state contains </text:span><text:span text:style-name="T22">info</text:span><text:span text:style-name="T21"> on sensor magnitudes, biases, and dot products. <text:s/>IMU_engn_getState(uint16_t id, IMU_engn_system, IMU_union_state*) can be used to get a pointer to this structure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84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Text_20_Body" style:display-name="Text Body" style:family="graphic" style:parent-style-name="Formula">
      <style:graphic-properties svg:width="1.6835in" svg:height="0.2098in" text:anchor-type="as-char" svg:x="0in" svg:y="-0.1484in" fo:margin-left="0.0791in" fo:margin-right="0.0791in" style:vertical-pos="from-top" style:horizontal-pos="from-left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58.866571799</meta:creation-date>
    <dc:date>2018-11-13T23:46:06.064991044</dc:date>
    <meta:editing-duration>P2DT21H13M40S</meta:editing-duration>
    <meta:editing-cycles>328</meta:editing-cycles>
    <meta:generator>LibreOffice/5.1.6.2$Linux_X86_64 LibreOffice_project/10m0$Build-2</meta:generator>
    <meta:document-statistic meta:table-count="0" meta:image-count="0" meta:object-count="0" meta:page-count="3" meta:paragraph-count="16" meta:word-count="895" meta:character-count="6516" meta:non-whitespace-character-count="5571"/>
  </office:meta>
</office:document-meta>
</file>